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C8000000C8F9EBF58E94B25D1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008e8" officeooo:paragraph-rsid="000008e8"/>
    </style:style>
    <style:style style:name="T1" style:family="text">
      <style:text-properties officeooo:rsid="0006a32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itle</text:p>
      <text:p text:style-name="P1"><draw:frame draw:style-name="fr3" draw:name="Image_NonCaption" text:anchor-type="paragraph" svg:x="7.362cm" svg:y="1.67cm" svg:width="2.041cm" style:rel-width="12%" svg:height="2.071cm" style:rel-height="scale" draw:z-index="2"><draw:image xlink:href="Pictures/10000001000000C8000000C8F9EBF58E94B25D18.png" xlink:type="simple" xlink:show="embed" xlink:actuate="onLoad" draw:mime-type="image/png"/><svg:title>Image_NonCaption - Alternative text</svg:title><svg:desc>Image_NonCaption - Description</svg:desc></draw:frame><draw:frame draw:style-name="fr1" draw:name="Frame1" text:anchor-type="char" svg:x="-0.73cm" svg:y="1.49cm" svg:width="5.572cm" draw:z-index="0"><draw:text-box fo:min-height="5.572cm"><text:p text:style-name="Figure"><draw:frame draw:style-name="fr2" draw:name="Image_InCaption" text:anchor-type="paragraph" svg:width="5.572cm" style:rel-width="100%" svg:height="5.572cm" style:rel-height="scale" draw:z-index="1"><draw:image xlink:href="Pictures/10000001000000C8000000C8F9EBF58E94B25D18.png" xlink:type="simple" xlink:show="embed" xlink:actuate="onLoad" draw:mime-type="image/png"/><svg:title>Image_InCaption - Alternative text</svg:title><svg:desc>Image_InCaption - Description</svg:desc></draw:frame>Figure <text:sequence text:ref-name="refFigure0" text:name="Figure" text:formula="ooow:Figure+1" style:num-format="1">1</text:sequence><text:s/>The Captio<text:span text:style-name="T1">n</text:span></text:p></draw:text-box></draw:frame>Paragrap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1T16:46:48.433470542</meta:creation-date>
    <dc:date>2021-06-11T16:50:52.766150502</dc:date>
    <meta:editing-duration>PT9M50S</meta:editing-duration>
    <meta:editing-cycles>9</meta:editing-cycles>
    <meta:generator>LibreOfficeDev/7.2.0.0.alpha1$Linux_X86_64 LibreOffice_project/568f15ade74918ead27e1f05dc3404824323a8ea</meta:generator>
    <meta:document-statistic meta:table-count="0" meta:image-count="2" meta:object-count="0" meta:page-count="1" meta:paragraph-count="3" meta:word-count="6" meta:character-count="34" meta:non-whitespace-character-count="31"/>
  </office:meta>
</office:document-meta>
</file>